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2024-11-01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2022-10-25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2021-10-20 1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2020-10-22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2019-10-02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2018-10-02 15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2017-10-17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2016-10-19 18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2015-11-05 19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2014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2014-01-21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201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2011-11-17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2010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2009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2008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2007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2006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2005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2004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200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200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2001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200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200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99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98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97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96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95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94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92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92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91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90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8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88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87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86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85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84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83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79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78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77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76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75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74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7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73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73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73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73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73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73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73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73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73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73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73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7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72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72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72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72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72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72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72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72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72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72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7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71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71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71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71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71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71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71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71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71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71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7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70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70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70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70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70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70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70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70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70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69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69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56103</text:p>
          </table:table-cell>
          <table:table-cell office:value-type="string" calcext:value-type="string">
            <text:p>1969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11" meta:object-count="0"/>
    <meta:user-defined meta:name="AppVersion">3.0</meta:user-defined>
  </office:meta>
</office:document-meta>
</file>